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style:font-name="Liberation Serif" fo:font-size="14pt" fo:language="fr" fo:country="FR" fo:font-weight="normal" officeooo:rsid="00087827" style:font-size-asian="14pt" style:font-weight-asian="normal" style:font-size-complex="14pt" style:font-weight-complex="normal"/>
    </style:style>
    <style:style style:name="P2" style:family="paragraph" style:parent-style-name="Preformatted_20_Text">
      <style:paragraph-properties fo:text-align="start" style:justify-single-word="false"/>
      <style:text-properties style:font-name="Liberation Serif" fo:font-size="15pt" fo:language="fr" fo:country="FR" fo:font-weight="bold" officeooo:rsid="0010f0bc" officeooo:paragraph-rsid="0010f0bc" style:font-size-asian="15pt" style:font-weight-asian="bold" style:font-size-complex="15pt" style:font-weight-complex="bold"/>
    </style:style>
    <style:style style:name="P3" style:family="paragraph" style:parent-style-name="Preformatted_20_Text">
      <style:text-properties style:font-name="Liberation Serif" fo:font-size="13pt" fo:language="fr" fo:country="FR" style:font-size-asian="13pt" style:font-size-complex="13pt"/>
    </style:style>
    <style:style style:name="P4" style:family="paragraph" style:parent-style-name="Preformatted_20_Text">
      <style:paragraph-properties fo:text-align="start" style:justify-single-word="false"/>
      <style:text-properties style:font-name="Liberation Serif" fo:font-size="13pt" fo:language="fr" fo:country="FR" officeooo:paragraph-rsid="000a8a53" style:font-size-asian="13pt" style:font-size-complex="13pt"/>
    </style:style>
    <style:style style:name="P5" style:family="paragraph" style:parent-style-name="Preformatted_20_Text">
      <style:text-properties style:font-name="Liberation Serif" fo:font-size="13pt" fo:language="fr" fo:country="FR" fo:font-weight="bold" style:font-size-asian="13pt" style:font-weight-asian="bold" style:font-size-complex="13pt" style:font-weight-complex="bold"/>
    </style:style>
    <style:style style:name="P6" style:family="paragraph" style:parent-style-name="Preformatted_20_Text">
      <style:paragraph-properties fo:text-align="start" style:justify-single-word="false"/>
      <style:text-properties style:font-name="Liberation Serif" fo:font-size="13pt" fo:language="fr" fo:country="FR" fo:font-weight="bold" officeooo:rsid="00087827" officeooo:paragraph-rsid="000a8a53" style:font-size-asian="13pt" style:font-weight-asian="bold" style:font-size-complex="13pt" style:font-weight-complex="bold"/>
    </style:style>
    <style:style style:name="P7" style:family="paragraph" style:parent-style-name="Preformatted_20_Text">
      <style:paragraph-properties fo:margin-top="0in" fo:margin-bottom="0.1965in" loext:contextual-spacing="false"/>
      <style:text-properties style:font-name="Liberation Serif" fo:font-size="14pt" fo:language="fr" fo:country="FR" style:font-size-asian="14pt" style:font-size-complex="14pt"/>
    </style:style>
    <style:style style:name="P8" style:family="paragraph" style:parent-style-name="Preformatted_20_Text">
      <style:paragraph-properties fo:margin-top="0in" fo:margin-bottom="0.1965in" loext:contextual-spacing="false"/>
      <style:text-properties style:font-name="Liberation Serif" fo:font-size="14pt" fo:language="fr" fo:country="FR" officeooo:paragraph-rsid="001d7704" style:font-size-asian="14pt" style:font-size-complex="14pt"/>
    </style:style>
    <style:style style:name="P9" style:family="paragraph" style:parent-style-name="Preformatted_20_Text">
      <style:paragraph-properties fo:margin-top="0in" fo:margin-bottom="0.1965in" loext:contextual-spacing="false"/>
      <style:text-properties style:font-name="Liberation Serif" fo:font-size="13pt" fo:language="fr" fo:country="FR" style:font-size-asian="13pt" style:font-size-complex="13pt"/>
    </style:style>
    <style:style style:name="P10" style:family="paragraph" style:parent-style-name="Preformatted_20_Text">
      <style:paragraph-properties fo:margin-top="0in" fo:margin-bottom="0.1965in" loext:contextual-spacing="false"/>
      <style:text-properties officeooo:paragraph-rsid="001d7704"/>
    </style:style>
    <style:style style:name="P11" style:family="paragraph" style:parent-style-name="Standard">
      <style:paragraph-properties fo:text-align="center" style:justify-single-word="false"/>
      <style:text-properties style:font-name="Liberation Serif" fo:font-size="16pt" fo:language="fr" fo:country="FR" fo:font-weight="bold" officeooo:rsid="0003e71a" officeooo:paragraph-rsid="000a8a53"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Liberation Serif" fo:font-size="16pt" fo:language="fr" fo:country="FR" fo:font-weight="normal" officeooo:rsid="00087827" officeooo:paragraph-rsid="000a8a53"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style:font-name="Liberation Serif" fo:font-size="13pt" fo:language="fr" fo:country="FR" fo:font-weight="normal" officeooo:rsid="00087827" officeooo:paragraph-rsid="000a8a53" style:font-size-asian="13pt" style:font-weight-asian="normal" style:font-size-complex="13pt" style:font-weight-complex="normal"/>
    </style:style>
    <style:style style:name="P14" style:family="paragraph" style:parent-style-name="Standard">
      <style:text-properties fo:font-size="13pt" fo:language="fr" fo:country="FR" style:font-size-asian="13pt" style:font-size-complex="13pt"/>
    </style:style>
    <style:style style:name="T1" style:family="text">
      <style:text-properties officeooo:rsid="0004deed"/>
    </style:style>
    <style:style style:name="T2" style:family="text">
      <style:text-properties officeooo:rsid="000a8a53"/>
    </style:style>
    <style:style style:name="T3" style:family="text">
      <style:text-properties fo:font-size="14pt" officeooo:rsid="000a8a53" style:font-size-asian="14pt" style:font-size-complex="14pt"/>
    </style:style>
    <style:style style:name="T4" style:family="text">
      <style:text-properties officeooo:rsid="00053c35"/>
    </style:style>
    <style:style style:name="T5" style:family="text">
      <style:text-properties officeooo:rsid="000fbffe"/>
    </style:style>
    <style:style style:name="T6" style:family="text">
      <style:text-properties style:font-name="Liberation Serif"/>
    </style:style>
    <style:style style:name="T7" style:family="text">
      <style:text-properties style:font-name="Liberation Serif" fo:font-size="13pt" style:font-size-asian="13pt" style:font-size-complex="13pt"/>
    </style:style>
    <style:style style:name="T8" style:family="text">
      <style:text-properties style:font-name="Liberation Serif" fo:font-size="13pt" fo:font-weight="bold" style:font-size-asian="13pt" style:font-weight-asian="bold" style:font-size-complex="13pt" style:font-weight-complex="bold"/>
    </style:style>
    <style:style style:name="T9" style:family="text">
      <style:text-properties style:font-name="Liberation Serif" fo:font-size="13pt" fo:language="fr" fo:country="FR" style:font-size-asian="13pt" style:font-size-complex="13pt"/>
    </style:style>
    <style:style style:name="T10" style:family="text">
      <style:text-properties style:font-name="Liberation Serif" fo:font-size="13pt" fo:language="fr" fo:country="FR" officeooo:rsid="001d7704" style:font-size-asian="13pt" style:font-size-complex="13pt"/>
    </style:style>
    <style:style style:name="T11" style:family="text">
      <style:text-properties style:font-name="Liberation Serif" fo:font-size="13pt" fo:language="fr" fo:country="FR" fo:font-weight="bold" style:font-size-asian="13pt" style:font-weight-asian="bold" style:font-size-complex="13pt" style:font-weight-complex="bold"/>
    </style:style>
    <style:style style:name="T12" style:family="text">
      <style:text-properties style:font-name="Liberation Serif" fo:font-size="13pt" fo:language="fr" fo:country="FR" fo:font-weight="bold" officeooo:rsid="001d7704" style:font-name-asian="Noto Sans Mono CJK SC" style:font-size-asian="13pt" style:font-weight-asian="bold" style:font-name-complex="Liberation Mono" style:font-size-complex="13pt" style:font-weight-complex="bold"/>
    </style:style>
    <style:style style:name="T13" style:family="text">
      <style:text-properties fo:font-weight="bold" style:font-weight-asian="bold" style:font-weight-complex="bold"/>
    </style:style>
    <style:style style:name="T14" style:family="text">
      <style:text-properties fo:font-size="13pt" fo:font-weight="bold" style:font-size-asian="13pt" style:font-weight-asian="bold" style:font-size-complex="13pt" style:font-weight-complex="bold"/>
    </style:style>
    <style:style style:name="T15" style:family="text">
      <style:text-properties officeooo:rsid="00109fb3"/>
    </style:style>
    <style:style style:name="T16" style:family="text">
      <style:text-properties fo:font-weight="normal" officeooo:rsid="00087827" style:font-weight-asian="normal" style:font-weight-complex="normal"/>
    </style:style>
    <style:style style:name="T17" style:family="text">
      <style:text-properties fo:font-weight="normal" officeooo:rsid="00114492" style:font-weight-asian="normal" style:font-weight-complex="normal"/>
    </style:style>
    <style:style style:name="T18" style:family="text">
      <style:text-properties officeooo:rsid="00193c92"/>
    </style:style>
    <style:style style:name="T19" style:family="text">
      <style:text-properties officeooo:rsid="001bab2e"/>
    </style:style>
    <style:style style:name="T20" style:family="text">
      <style:text-properties officeooo:rsid="001d770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P<text:span text:style-name="T15">4</text:span> <text:span text:style-name="T1">compte-rendu</text:span></text:p>
      <text:p text:style-name="P13"/>
      <text:p text:style-name="P13">Le but de cette TP est de représenter <text:span text:style-name="T2">le jeu Mancala en utilisant les listes circulaires.</text:span></text:p>
      <text:p text:style-name="P12"><text:span text:style-name="T3"/></text:p>
      <text:p text:style-name="P13"><text:span text:style-name="T2"><text:tab/>Cet exercice a été réalisé ayant à la base des fichiers fournis par le professeur. C’est notamment cela qui m’a aidé à résoudre le présent TP. </text:span></text:p>
      <text:p text:style-name="P13"/>
      <text:p text:style-name="P3">Dans l'ensemble de ce TP, le premier exercice était facile à manier, sans grandes difficultés. Le deuxième exercice était le plus difficile avec beaucoup de problèmes que j'avais reussi à manière. La plus grande difficulté du Mancala était de comprendre ce qu on nous demandait, et qu'est-ce que la fonction me demandait. Le troisième exercice était difficile à manier par rapport a des différentes petites erreurs qui ont conclu que je n'ait pas pu finir le jeu à la perfection. </text:p>
      <text:p text:style-name="P3"/>
      <text:p text:style-name="P10"><text:span text:style-name="Source_20_Text"><text:span text:style-name="T9">FICHIER: </text:span></text:span><text:span text:style-name="Source_20_Text"><text:span text:style-name="T12">liste</text:span></text:span><text:span text:style-name="Source_20_Text"><text:span text:style-name="T11">.c</text:span></text:span></text:p>
      <text:p text:style-name="P8"><text:bookmark text:name="LC9"/><text:span text:style-name="T14">liste_supprimer:</text:span></text:p>
      <text:p text:style-name="P3">J'ai choisi d'introduire dans toutes les fonctions du liste.c, un début qui est interprété par le début de la liste, cela m'a permis de bouger dans la liste sans me soucier. Dans le cas si je voulais utiliser le maillon d'avant j'ai simplement utilisé liste* précédente, dans le cas du suivant liste* next.</text:p>
      <text:p text:style-name="P3"/>
      <text:p text:style-name="P7"><text:span text:style-name="Source_20_Text"><text:span text:style-name="T7">FICHIER: </text:span></text:span><text:span text:style-name="Source_20_Text"><text:span text:style-name="T8">mancala.c</text:span></text:span></text:p>
      <text:p text:style-name="P6"><text:bookmark text:name="LC26"/>mancala_init:</text:p>
      <text:p text:style-name="P3"><text:bookmark text:name="LC33"/>j'ai fait une boucle affin de créer les champs puis j'avais juste à utiliser ma fonction du fichier liste.c insertion list _inserer.Après il fallait comme l'énoncer le disait initialiser tous les critères du Mancala, la sélection, le joueur.</text:p>
      <text:p text:style-name="P3"/>
      <text:p text:style-name="P5"><text:bookmark text:name="LC34"/>mancala_selection_gauche_droite:</text:p>
      <text:p text:style-name="P3">Il fallait en particulier, que je comprenne que déjà ce qu'il me demandait... je ne comprenais pas au début que la sélection me servait de déplacement. Quand j'ai compris cela j'avais juste à faire attention que dans chaque cas, il ne touchât pas les deux greniers. J'ai fait une condition if pour chaque joueur.</text:p>
      <text:p text:style-name="P3"><text:bookmark text:name="LC41"/></text:p>
      <text:p text:style-name="P5"><text:bookmark text:name="LC42"/>mancala_coup_valide:</text:p>
      <text:p text:style-name="P14">dans ce cas il faut juste que le <text:bookmark text:name="spans0e0"/>joueur ait la permission <text:bookmark text:name="spans0e1"/>d'entre<text:span text:style-name="T18">r </text:span>le premier champ et le dernier champ de choisir on limite simplement son intervalle</text:p>
      <text:p text:style-name="P1"/>
      <text:p text:style-name="P2">Conclusion</text:p>
      <text:p text:style-name="P4"><text:bookmark text:name="LC53"/><text:span text:style-name="T16">Les difficultés pricipales que j'ai rencontrer etaient que en particulier de comprendre ce que chaque fonction </text:span>fait, par rapport a l'énoncé. Et dans le cas de mancala_egrainer, de quand je voulais ajouter la condition si le <text:bookmark text:name="LC55"/>dernier graine va dans le grenier alors le joueur rejoue.</text:p>
      <text:p text:style-name="P4"><text:span text:style-name="T17">Ce TP</text:span><text:span text:style-name="T16"> m</text:span><text:span text:style-name="T17">’a</text:span><text:span text:style-name="T16"> donn</text:span><text:span text:style-name="T17">é</text:span><text:span text:style-name="T16"> beaucoup de difficulté de compréhension du sujet</text:span></text:p>
      <text:p text:style-name="P9"><text:bookmark text:name="LC63"/>il etait difficile de trouver le rapport entre les fonctions et les demandes. <text:span text:style-name="T19">Je n’ai pas réussi a le finir...</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5T17:33:24.248751599</meta:creation-date>
    <dc:date>2020-04-05T17:55:48.078449134</dc:date>
    <meta:editing-duration>PT22M12S</meta:editing-duration>
    <meta:editing-cycles>22</meta:editing-cycles>
    <meta:generator>LibreOffice/6.3.5.2$Linux_X86_64 LibreOffice_project/30$Build-2</meta:generator>
    <meta:document-statistic meta:table-count="0" meta:image-count="0" meta:object-count="0" meta:page-count="1" meta:paragraph-count="18" meta:word-count="382" meta:character-count="2318" meta:non-whitespace-character-count="1951"/>
  </office:meta>
</office:document-meta>
</file>